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4B0000009828A4F3F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standard">
      <style:graphic-properties draw:stroke="none" draw:textarea-vertical-align="middle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0.2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</style:style>
    <style:style style:name="gr14" style:family="graphic" style:parent-style-name="standard">
      <style:graphic-properties draw:stroke="none" svg:stroke-color="#000000" draw:fill="none" draw:fill-color="#ffffff" fo:min-height="1.65cm"/>
    </style:style>
    <style:style style:name="gr15" style:family="graphic" style:parent-style-name="standard">
      <style:graphic-properties draw:stroke="none" svg:stroke-color="#000000" draw:fill="none" draw:fill-color="#ffffff" fo:min-height="1.725cm"/>
    </style:style>
    <style:style style:name="gr16" style:family="graphic" style:parent-style-name="standard">
      <style:graphic-properties draw:stroke="none" svg:stroke-color="#000000" draw:fill="none" draw:fill-color="#ffffff" fo:min-height="0.863cm"/>
    </style:style>
    <style:style style:name="gr17" style:family="graphic" style:parent-style-name="objectwithoutfill">
      <style:graphic-properties draw:stroke="dash" draw:stroke-dash="Fine_20_Dashed" draw:fill="none" draw:textarea-vertical-align="middle"/>
    </style:style>
    <style:style style:name="gr18" style:family="graphic" style:parent-style-name="standard">
      <style:graphic-properties draw:stroke="none" draw:stroke-dash="Fine_20_Dashed" svg:stroke-color="#000000" draw:fill="none" draw:fill-color="#ffffff" fo:min-height="0.4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0.455cm"/>
    </style:style>
    <style:style style:name="gr20" style:family="graphic" style:parent-style-name="objectwithoutfill">
      <style:graphic-properties draw:stroke="solid" draw:stroke-dash="Fine_20_Dashed" draw:fill="none" draw:textarea-vertical-align="middle"/>
    </style:style>
    <style:style style:name="gr21" style:family="graphic" style:parent-style-name="standard">
      <style:graphic-properties draw:stroke="solid" draw:stroke-dash="Fine_20_Dashed" draw:textarea-vertical-align="middle"/>
    </style:style>
    <style:style style:name="gr22" style:family="graphic" style:parent-style-name="standard">
      <style:graphic-properties draw:stroke="solid" draw:stroke-dash="Fine_20_Dashed" draw:textarea-vertical-align="middle"/>
    </style:style>
    <style:style style:name="gr23" style:family="graphic" style:parent-style-name="standard">
      <style:graphic-properties draw:stroke="none" draw:stroke-dash="Fine_20_Dashed" svg:stroke-color="#000000" draw:fill="none" draw:fill-color="#ffffff" fo:min-height="1.425cm"/>
    </style:style>
    <style:style style:name="gr24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863cm" fo:min-width="0.95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6cm" fo:min-width="0cm"/>
    </style:style>
    <style:style style:name="gr26" style:family="graphic" style:parent-style-name="standard">
      <style:graphic-properties draw:stroke="none" svg:stroke-color="#000000" draw:fill="none" draw:fill-color="#ffffff" fo:min-height="0.85cm"/>
    </style:style>
    <style:style style:name="gr27" style:family="graphic" style:parent-style-name="standard">
      <style:graphic-properties draw:stroke="none" svg:stroke-color="#000000" draw:fill="none" draw:fill-color="#ffffff" fo:min-height="2.437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text-position="-33% 58%"/>
    </style:style>
    <style:style style:name="T5" style:family="text">
      <style:text-properties style:text-position="-33% 58%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8.2cm" svg:height="13.3cm" svg:x="1.7cm" svg:y="13.9cm">
          <text:p/>
        </draw:rect>
        <draw:rect draw:style-name="gr2" draw:text-style-name="P1" draw:layer="layout" svg:width="2cm" svg:height="2cm" svg:x="8.6cm" svg:y="3cm">
          <text:p/>
        </draw:rect>
        <draw:custom-shape draw:style-name="gr3" draw:text-style-name="P2" draw:layer="layout" svg:width="2cm" svg:height="1cm" draw:transform="rotate (-1.57323978774858) translate (11.606cm 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8.6cm" svg:y1="3cm" svg:x2="10.6cm" svg:y2="3cm">
          <text:p/>
        </draw:line>
        <draw:line draw:style-name="gr4" draw:text-style-name="P1" draw:layer="layout" svg:x1="11.6cm" svg:y1="4cm" svg:x2="10.6cm" svg:y2="3cm">
          <text:p/>
        </draw:line>
        <draw:line draw:style-name="gr4" draw:text-style-name="P1" draw:layer="layout" svg:x1="10.6cm" svg:y1="5cm" svg:x2="11.6cm" svg:y2="4cm">
          <text:p/>
        </draw:line>
        <draw:line draw:style-name="gr4" draw:text-style-name="P1" draw:layer="layout" svg:x1="8.6cm" svg:y1="5cm" svg:x2="10.6cm" svg:y2="5cm">
          <text:p/>
        </draw:line>
        <draw:line draw:style-name="gr4" draw:text-style-name="P1" draw:layer="layout" svg:x1="8.6cm" svg:y1="3cm" svg:x2="8.6cm" svg:y2="5cm">
          <text:p/>
        </draw:line>
        <draw:line draw:style-name="gr4" draw:text-style-name="P1" draw:layer="layout" svg:x1="9.2cm" svg:y1="3.4cm" svg:x2="10.1cm" svg:y2="4.5cm">
          <text:p/>
        </draw:line>
        <draw:line draw:style-name="gr4" draw:text-style-name="P1" draw:layer="layout" svg:x1="9.2cm" svg:y1="4.5cm" svg:x2="10.1cm" svg:y2="3.4cm">
          <text:p/>
        </draw:line>
        <draw:line draw:style-name="gr4" draw:text-style-name="P1" draw:layer="layout" svg:x1="7.6cm" svg:y1="3.5cm" svg:x2="8.6cm" svg:y2="3.5cm">
          <text:p/>
        </draw:line>
        <draw:line draw:style-name="gr4" draw:text-style-name="P1" draw:layer="layout" svg:x1="7.6cm" svg:y1="4.5cm" svg:x2="8.6cm" svg:y2="4.5cm">
          <text:p/>
        </draw:line>
        <draw:line draw:style-name="gr4" draw:text-style-name="P1" draw:layer="layout" svg:x1="11.6cm" svg:y1="4cm" svg:x2="12.6cm" svg:y2="4cm">
          <text:p/>
        </draw:line>
        <draw:custom-shape draw:style-name="gr5" draw:text-style-name="P3" draw:layer="layout" svg:width="0.4cm" svg:height="0.4cm" svg:x="7.4cm" svg:y="3.3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7.4cm" svg:y="4.3cm">
          <text:p text:style-name="P1"><text:span text:style-name="T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12.4cm" svg:y="3.8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3.154cm" svg:height="1.3cm" svg:x="2.646cm" svg:y="2.4cm">
          <draw:image xlink:href="Pictures/100000000000014B0000009828A4F3F3.png" xlink:type="simple" xlink:show="embed" xlink:actuate="onLoad">
            <text:p/>
          </draw:image>
        </draw:frame>
        <draw:frame draw:style-name="gr6" draw:text-style-name="P1" draw:layer="layout" svg:width="3.154cm" svg:height="1.366cm" svg:x="2.7cm" svg:y="4.034cm">
          <draw:image xlink:href="Pictures/100000000000014B0000009828A4F3F3.png" xlink:type="simple" xlink:show="embed" xlink:actuate="onLoad">
            <text:p/>
          </draw:image>
        </draw:frame>
        <draw:line draw:style-name="gr7" draw:text-style-name="P1" draw:layer="layout" svg:x1="6.3cm" svg:y1="3.3cm" svg:x2="7.2cm" svg:y2="3.3cm">
          <text:p/>
        </draw:line>
        <draw:line draw:style-name="gr7" draw:text-style-name="P1" draw:layer="layout" svg:x1="6.3cm" svg:y1="4.5cm" svg:x2="7.2cm" svg:y2="4.5cm">
          <text:p/>
        </draw:line>
        <draw:custom-shape draw:style-name="gr8" draw:text-style-name="P1" xml:id="id4" draw:id="id4" draw:layer="layout" svg:width="1.85cm" svg:height="1.149cm" draw:transform="rotate (1.57550871577498) translate (16.209cm 5.354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9" draw:text-style-name="P1" xml:id="id2" draw:id="id2" draw:layer="layout" svg:width="1.4cm" svg:height="0.5cm" svg:x="13.3cm" svg:y="3.7cm">
          <text:p/>
        </draw:rect>
        <draw:line draw:style-name="gr10" draw:text-style-name="P1" xml:id="id1" draw:id="id1" draw:layer="layout" svg:x1="16.3cm" svg:y1="2cm" svg:x2="16.3cm" svg:y2="2.8cm">
          <text:p/>
        </draw:line>
        <draw:line draw:style-name="gr10" draw:text-style-name="P1" xml:id="id3" draw:id="id3" draw:layer="layout" svg:x1="16.7cm" svg:y1="2cm" svg:x2="16.7cm" svg:y2="2.8cm">
          <text:p/>
        </draw:line>
        <draw:connector draw:style-name="gr9" draw:text-style-name="P1" draw:layer="layout" svg:x1="16.3cm" svg:y1="2.4cm" svg:x2="14.7cm" svg:y2="3.95cm" draw:start-shape="id1" draw:start-glue-point="1" draw:end-shape="id2" draw:end-glue-point="1" svg:d="M16300 2400h-820v1550h-780">
          <text:p/>
        </draw:connector>
        <draw:connector draw:style-name="gr9" draw:text-style-name="P1" draw:layer="layout" svg:x1="16.7cm" svg:y1="2.4cm" svg:x2="17.354cm" svg:y2="4.423cm" draw:start-shape="id3" draw:start-glue-point="1" draw:end-shape="id4" draw:end-glue-point="4" svg:d="M16700 2400h1159v2023h-505">
          <text:p/>
        </draw:connector>
        <draw:line draw:style-name="gr11" draw:text-style-name="P1" draw:layer="layout" svg:x1="15.3cm" svg:y1="5.1cm" svg:x2="15.8cm" svg:y2="5.1cm">
          <text:p/>
        </draw:line>
        <draw:line draw:style-name="gr11" draw:text-style-name="P1" draw:layer="layout" svg:x1="15.4cm" svg:y1="5.3cm" svg:x2="15.7cm" svg:y2="5.3cm">
          <text:p/>
        </draw:line>
        <draw:line draw:style-name="gr11" draw:text-style-name="P1" draw:layer="layout" svg:x1="15.5cm" svg:y1="5.5cm" svg:x2="15.6cm" svg:y2="5.5cm">
          <text:p/>
        </draw:line>
        <draw:line draw:style-name="gr4" draw:text-style-name="P1" draw:layer="layout" svg:x1="15.488cm" svg:y1="3.929cm" svg:x2="16.188cm" svg:y2="3.929cm">
          <text:p/>
        </draw:line>
        <draw:line draw:style-name="gr4" draw:text-style-name="P1" draw:layer="layout" svg:x1="16.2cm" svg:y1="4.6cm" svg:x2="15.5cm" svg:y2="4.6cm">
          <text:p/>
        </draw:line>
        <draw:line draw:style-name="gr4" draw:text-style-name="P1" draw:layer="layout" svg:x1="15.5cm" svg:y1="5.1cm" svg:x2="15.5cm" svg:y2="4.6cm">
          <text:p/>
        </draw:line>
        <draw:line draw:style-name="gr4" draw:text-style-name="P1" draw:layer="layout" svg:x1="12.8cm" svg:y1="4cm" svg:x2="13.3cm" svg:y2="4cm">
          <text:p/>
        </draw:line>
        <draw:line draw:style-name="gr4" draw:text-style-name="P1" draw:layer="layout" svg:x1="17.9cm" svg:y1="4.4cm" svg:x2="18.7cm" svg:y2="4.4cm">
          <text:p/>
        </draw:line>
        <draw:custom-shape draw:style-name="gr5" draw:text-style-name="P1" draw:layer="layout" svg:width="0.4cm" svg:height="0.4cm" svg:x="18.5cm" svg:y="4.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Out,Integr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layer="layout" svg:width="0.756cm" svg:height="0.759cm" svg:x="16.244cm" svg:y="4cm">
          <draw:text-box>
            <text:p><text:span text:style-name="T3">a</text:span></text:p>
          </draw:text-box>
        </draw:frame>
        <draw:rect draw:style-name="gr2" draw:text-style-name="P1" draw:layer="layout" svg:width="1.37cm" svg:height="1.37cm" svg:x="12.108cm" svg:y="7.701cm">
          <text:p/>
        </draw:rect>
        <draw:custom-shape draw:style-name="gr3" draw:text-style-name="P2" draw:layer="layout" svg:width="1.37cm" svg:height="0.685cm" draw:transform="skewX (-0.0013962634015952) rotate (-1.57323978774858) translate (12.106cm 7.701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13.477cm" svg:y1="7.701cm" svg:x2="12.107cm" svg:y2="7.701cm">
          <text:p/>
        </draw:line>
        <draw:line draw:style-name="gr4" draw:text-style-name="P1" draw:layer="layout" svg:x1="11.422cm" svg:y1="8.386cm" svg:x2="12.107cm" svg:y2="7.701cm">
          <text:p/>
        </draw:line>
        <draw:line draw:style-name="gr4" draw:text-style-name="P1" draw:layer="layout" svg:x1="12.107cm" svg:y1="9.071cm" svg:x2="11.422cm" svg:y2="8.386cm">
          <text:p/>
        </draw:line>
        <draw:line draw:style-name="gr4" draw:text-style-name="P1" draw:layer="layout" svg:x1="13.477cm" svg:y1="9.071cm" svg:x2="12.107cm" svg:y2="9.071cm">
          <text:p/>
        </draw:line>
        <draw:line draw:style-name="gr4" draw:text-style-name="P1" draw:layer="layout" svg:x1="13.478cm" svg:y1="7.701cm" svg:x2="13.478cm" svg:y2="9.071cm">
          <text:p/>
        </draw:line>
        <draw:line draw:style-name="gr4" draw:text-style-name="P1" draw:layer="layout" svg:x1="13.067cm" svg:y1="7.975cm" svg:x2="12.45cm" svg:y2="8.729cm">
          <text:p/>
        </draw:line>
        <draw:line draw:style-name="gr4" draw:text-style-name="P1" draw:layer="layout" svg:x1="13.067cm" svg:y1="8.729cm" svg:x2="12.45cm" svg:y2="7.975cm">
          <text:p/>
        </draw:line>
        <draw:line draw:style-name="gr4" draw:text-style-name="P1" draw:layer="layout" svg:x1="14.163cm" svg:y1="8.043cm" svg:x2="13.478cm" svg:y2="8.043cm">
          <text:p/>
        </draw:line>
        <draw:line draw:style-name="gr4" draw:text-style-name="P1" draw:layer="layout" svg:x1="14.163cm" svg:y1="8.728cm" svg:x2="13.478cm" svg:y2="8.728cm">
          <text:p/>
        </draw:line>
        <draw:line draw:style-name="gr4" draw:text-style-name="P1" draw:layer="layout" svg:x1="11.422cm" svg:y1="8.386cm" svg:x2="9.6cm" svg:y2="8.4cm">
          <text:p/>
        </draw:line>
        <draw:custom-shape draw:style-name="gr8" draw:text-style-name="P3" draw:layer="layout" svg:width="0.274cm" svg:height="0.274cm" svg:x="14.026cm" svg:y="7.90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8" draw:id="id8" draw:layer="layout" svg:width="0.274cm" svg:height="0.275cm" svg:x="14.026cm" svg:y="8.59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" draw:id="id7" draw:layer="layout" svg:width="3.406cm" svg:height="2.484cm" draw:transform="rotate (1.57550871577498) translate (9.116cm 12.913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9" draw:text-style-name="P1" xml:id="id6" draw:id="id6" draw:layer="layout" svg:width="1.4cm" svg:height="0.5cm" svg:x="6.212cm" svg:y="10.301cm">
          <text:p/>
        </draw:rect>
        <draw:line draw:style-name="gr10" draw:text-style-name="P1" xml:id="id5" draw:id="id5" draw:layer="layout" svg:x1="9.2cm" svg:y1="8.001cm" svg:x2="9.2cm" svg:y2="8.801cm">
          <text:p/>
        </draw:line>
        <draw:line draw:style-name="gr10" draw:text-style-name="P1" draw:layer="layout" svg:x1="9.6cm" svg:y1="8.001cm" svg:x2="9.6cm" svg:y2="8.801cm">
          <text:p/>
        </draw:line>
        <draw:connector draw:style-name="gr9" draw:text-style-name="P1" draw:layer="layout" svg:x1="9.2cm" svg:y1="8.401cm" svg:x2="7.612cm" svg:y2="10.551cm" draw:start-shape="id5" draw:start-glue-point="1" draw:end-shape="id6" draw:end-glue-point="1" svg:d="M9200 8401h-814v2150h-774">
          <text:p/>
        </draw:connector>
        <draw:line draw:style-name="gr11" draw:text-style-name="P1" draw:layer="layout" svg:x1="8.2cm" svg:y1="12.601cm" svg:x2="8.7cm" svg:y2="12.601cm">
          <text:p/>
        </draw:line>
        <draw:line draw:style-name="gr11" draw:text-style-name="P1" draw:layer="layout" svg:x1="8.3cm" svg:y1="12.801cm" svg:x2="8.6cm" svg:y2="12.801cm">
          <text:p/>
        </draw:line>
        <draw:line draw:style-name="gr11" draw:text-style-name="P1" draw:layer="layout" svg:x1="8.4cm" svg:y1="13.001cm" svg:x2="8.5cm" svg:y2="13.001cm">
          <text:p/>
        </draw:line>
        <draw:line draw:style-name="gr4" draw:text-style-name="P1" draw:layer="layout" svg:x1="8.4cm" svg:y1="10.53cm" svg:x2="9.1cm" svg:y2="10.53cm">
          <text:p/>
        </draw:line>
        <draw:line draw:style-name="gr4" draw:text-style-name="P1" draw:layer="layout" svg:x1="9.1cm" svg:y1="12.101cm" svg:x2="8.4cm" svg:y2="12.101cm">
          <text:p/>
        </draw:line>
        <draw:line draw:style-name="gr4" draw:text-style-name="P1" draw:layer="layout" svg:x1="8.4cm" svg:y1="12.601cm" svg:x2="8.4cm" svg:y2="12.101cm">
          <text:p/>
        </draw:line>
        <draw:frame draw:style-name="gr13" draw:layer="layout" svg:width="0.756cm" svg:height="0.759cm" svg:x="9.744cm" svg:y="10.801cm">
          <draw:text-box>
            <text:p><text:span text:style-name="T3">a</text:span></text:p>
          </draw:text-box>
        </draw:frame>
        <draw:connector draw:style-name="gr9" draw:text-style-name="P1" draw:layer="layout" svg:x1="11.591cm" svg:y1="11.197cm" svg:x2="14.3cm" svg:y2="8.729cm" draw:start-shape="id7" draw:start-glue-point="4" draw:end-shape="id8" draw:end-glue-point="6" svg:d="M11591 11197h3210v-2468h-501">
          <text:p/>
        </draw:connector>
        <draw:line draw:style-name="gr4" draw:text-style-name="P1" draw:layer="layout" svg:x1="5.3cm" svg:y1="10.601cm" svg:x2="6.2cm" svg:y2="10.601cm">
          <text:p/>
        </draw:line>
        <draw:custom-shape draw:style-name="gr8" draw:text-style-name="P1" draw:layer="layout" svg:width="0.274cm" svg:height="0.274cm" svg:x="5.2cm" svg:y="10.43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3.5cm" svg:y1="10.6cm" svg:x2="5.1cm" svg:y2="10.6cm">
          <text:p/>
        </draw:line>
        <draw:frame draw:style-name="gr14" draw:layer="layout" svg:width="1.7cm" svg:height="1.9cm" svg:x="2.2cm" svg:y="9.9cm">
          <draw:text-box>
            <text:p>V<text:span text:style-name="T4">IN</text:span></text:p>
          </draw:text-box>
        </draw:frame>
        <draw:custom-shape draw:style-name="gr8" draw:text-style-name="P1" draw:layer="layout" svg:width="0.3cm" svg:height="0.3cm" svg:x="14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5.3cm" svg:y1="11.2cm" svg:x2="17.1cm" svg:y2="11.2cm">
          <text:p/>
        </draw:line>
        <draw:frame draw:style-name="gr15" draw:layer="layout" svg:width="2cm" svg:height="1.975cm" svg:x="17.1cm" svg:y="10.7cm">
          <draw:text-box>
            <text:p>V<text:span text:style-name="T4">OUT</text:span></text:p>
          </draw:text-box>
        </draw:frame>
        <draw:line draw:style-name="gr7" draw:text-style-name="P1" draw:layer="layout" svg:x1="16.2cm" svg:y1="8cm" svg:x2="14.5cm" svg:y2="8cm">
          <text:p/>
        </draw:line>
        <draw:frame draw:style-name="gr16" draw:layer="layout" svg:width="1.7cm" svg:height="1.113cm" svg:x="16.5cm" svg:y="7.6cm">
          <draw:text-box>
            <text:p>V<text:span text:style-name="T4">C</text:span></text:p>
          </draw:text-box>
        </draw:frame>
        <draw:line draw:style-name="gr7" draw:text-style-name="P1" draw:layer="layout" svg:x1="3cm" svg:y1="23cm" svg:x2="3cm" svg:y2="17cm">
          <text:p/>
        </draw:line>
        <draw:line draw:style-name="gr7" draw:text-style-name="P1" draw:layer="layout" svg:x1="3cm" svg:y1="20cm" svg:x2="15cm" svg:y2="20cm">
          <text:p/>
        </draw:line>
        <draw:line draw:style-name="gr4" draw:text-style-name="P1" draw:layer="layout" svg:x1="3cm" svg:y1="18cm" svg:x2="6cm" svg:y2="18cm">
          <text:p/>
        </draw:line>
        <draw:line draw:style-name="gr4" draw:text-style-name="P1" draw:layer="layout" svg:x1="6cm" svg:y1="22cm" svg:x2="6cm" svg:y2="18cm">
          <text:p/>
        </draw:line>
        <draw:line draw:style-name="gr4" draw:text-style-name="P1" draw:layer="layout" svg:x1="9cm" svg:y1="22cm" svg:x2="6cm" svg:y2="22cm">
          <text:p/>
        </draw:line>
        <draw:line draw:style-name="gr4" draw:text-style-name="P1" draw:layer="layout" svg:x1="9cm" svg:y1="18cm" svg:x2="9cm" svg:y2="22cm">
          <text:p/>
        </draw:line>
        <draw:line draw:style-name="gr4" draw:text-style-name="P1" draw:layer="layout" svg:x1="12cm" svg:y1="18cm" svg:x2="9cm" svg:y2="18cm">
          <text:p/>
        </draw:line>
        <draw:line draw:style-name="gr4" draw:text-style-name="P1" draw:layer="layout" svg:x1="12cm" svg:y1="20cm" svg:x2="12cm" svg:y2="18cm">
          <text:p/>
        </draw:line>
        <draw:path draw:style-name="gr4" draw:text-style-name="P1" draw:layer="layout" svg:width="2.999cm" svg:height="2.221cm" svg:x="3cm" svg:y="18cm" svg:viewBox="0 0 3000 2222" svg:d="M0 0c1500 5000 3000 0 3000 0">
          <text:p/>
        </draw:path>
        <draw:path draw:style-name="gr4" draw:text-style-name="P1" draw:layer="layout" svg:width="2.999cm" svg:height="2.221cm" svg:x="6cm" svg:y="20cm" svg:viewBox="0 0 3000 2222" svg:d="M0 0c1500 5000 3000 0 3000 0">
          <text:p/>
        </draw:path>
        <draw:path draw:style-name="gr4" draw:text-style-name="P1" draw:layer="layout" svg:width="2.999cm" svg:height="2.221cm" svg:x="9cm" svg:y="18cm" svg:viewBox="0 0 3000 2222" svg:d="M0 0c1500 5000 3000 0 3000 0">
          <text:p/>
        </draw:path>
        <draw:line draw:style-name="gr17" draw:text-style-name="P1" draw:layer="layout" svg:x1="3cm" svg:y1="17.8cm" svg:x2="14.7cm" svg:y2="17.8cm">
          <text:p/>
        </draw:line>
        <draw:frame draw:style-name="gr18" draw:layer="layout" svg:width="1.7cm" svg:height="0.725cm" svg:x="15cm" svg:y="17.4cm">
          <draw:text-box>
            <text:p><text:span text:style-name="T2">4A/pi</text:span></text:p>
          </draw:text-box>
        </draw:frame>
        <draw:frame draw:style-name="gr18" draw:layer="layout" svg:width="0.8cm" svg:height="0.725cm" svg:x="2.2cm" svg:y="17.675cm">
          <draw:text-box>
            <text:p><text:span text:style-name="T2">A</text:span></text:p>
          </draw:text-box>
        </draw:frame>
        <draw:frame draw:style-name="gr18" draw:layer="layout" svg:width="1cm" svg:height="0.725cm" svg:x="2cm" svg:y="21.7cm">
          <draw:text-box>
            <text:p><text:span text:style-name="T2">-A</text:span></text:p>
          </draw:text-box>
        </draw:frame>
        <draw:path draw:style-name="gr4" draw:text-style-name="P1" draw:layer="layout" svg:width="2.999cm" svg:height="2.221cm" svg:x="3cm" svg:y="17.778cm" svg:viewBox="0 0 3000 2222" svg:d="M0 2222c1500-5000 3000 0 3000 0">
          <text:p/>
        </draw:path>
        <draw:path draw:style-name="gr4" draw:text-style-name="P1" draw:layer="layout" svg:width="2.999cm" svg:height="2.221cm" svg:x="6cm" svg:y="19.778cm" svg:viewBox="0 0 3000 2222" svg:d="M0 2222c1500-5000 3000 0 3000 0">
          <text:p/>
        </draw:path>
        <draw:path draw:style-name="gr4" draw:text-style-name="P1" draw:layer="layout" svg:width="2.999cm" svg:height="2.221cm" svg:x="9cm" svg:y="17.778cm" svg:viewBox="0 0 3000 2222" svg:d="M0 2222c1500-5000 3000 0 3000 0">
          <text:p/>
        </draw:path>
      </draw:page>
      <draw:page draw:name="page2" draw:style-name="dp1" draw:master-page-name="Standard">
        <draw:rect draw:style-name="gr1" draw:text-style-name="P1" draw:layer="layout" svg:width="18.8cm" svg:height="13.3cm" svg:x="0.5cm" svg:y="1.5cm">
          <text:p/>
        </draw:rect>
        <draw:rect draw:style-name="gr2" draw:text-style-name="P1" draw:layer="layout" svg:width="2cm" svg:height="2cm" svg:x="8.5cm" svg:y="7.1cm">
          <text:p/>
        </draw:rect>
        <draw:custom-shape draw:style-name="gr3" draw:text-style-name="P2" draw:layer="layout" svg:width="2cm" svg:height="1cm" draw:transform="rotate (-1.57323978774858) translate (11.506cm 7.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8.5cm" svg:y1="7.1cm" svg:x2="10.5cm" svg:y2="7.1cm">
          <text:p/>
        </draw:line>
        <draw:line draw:style-name="gr4" draw:text-style-name="P1" draw:layer="layout" svg:x1="11.5cm" svg:y1="8.1cm" svg:x2="10.5cm" svg:y2="7.1cm">
          <text:p/>
        </draw:line>
        <draw:line draw:style-name="gr4" draw:text-style-name="P1" draw:layer="layout" svg:x1="10.5cm" svg:y1="9.1cm" svg:x2="11.5cm" svg:y2="8.1cm">
          <text:p/>
        </draw:line>
        <draw:line draw:style-name="gr4" draw:text-style-name="P1" draw:layer="layout" svg:x1="8.5cm" svg:y1="9.1cm" svg:x2="10.5cm" svg:y2="9.1cm">
          <text:p/>
        </draw:line>
        <draw:line draw:style-name="gr4" draw:text-style-name="P1" draw:layer="layout" svg:x1="8.5cm" svg:y1="7.1cm" svg:x2="8.5cm" svg:y2="9.1cm">
          <text:p/>
        </draw:line>
        <draw:line draw:style-name="gr4" draw:text-style-name="P1" draw:layer="layout" svg:x1="9.1cm" svg:y1="7.5cm" svg:x2="10cm" svg:y2="8.6cm">
          <text:p/>
        </draw:line>
        <draw:line draw:style-name="gr4" draw:text-style-name="P1" draw:layer="layout" svg:x1="9.1cm" svg:y1="8.6cm" svg:x2="10cm" svg:y2="7.5cm">
          <text:p/>
        </draw:line>
        <draw:line draw:style-name="gr4" draw:text-style-name="P1" draw:layer="layout" svg:x1="6.3cm" svg:y1="7.6cm" svg:x2="8.5cm" svg:y2="7.6cm">
          <text:p/>
        </draw:line>
        <draw:line draw:style-name="gr4" draw:text-style-name="P1" draw:layer="layout" svg:x1="2.7cm" svg:y1="8.6cm" svg:x2="8.5cm" svg:y2="8.6cm">
          <text:p/>
        </draw:line>
        <draw:line draw:style-name="gr4" draw:text-style-name="P1" draw:layer="layout" svg:x1="11.5cm" svg:y1="8.1cm" svg:x2="12.5cm" svg:y2="8.1cm">
          <text:p/>
        </draw:line>
        <draw:custom-shape draw:style-name="gr8" draw:text-style-name="P1" xml:id="id9" draw:id="id9" draw:layer="layout" svg:width="1.85cm" svg:height="1.149cm" draw:transform="rotate (1.57550871577498) translate (16.109cm 9.454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9" draw:text-style-name="P1" draw:layer="layout" svg:width="1.4cm" svg:height="0.5cm" svg:x="12.5cm" svg:y="7.8cm">
          <text:p/>
        </draw:rect>
        <draw:line draw:style-name="gr10" draw:text-style-name="P1" draw:layer="layout" svg:x1="14.702cm" svg:y1="9.204cm" svg:x2="13.902cm" svg:y2="9.196cm">
          <text:p/>
        </draw:line>
        <draw:line draw:style-name="gr10" draw:text-style-name="P1" draw:layer="layout" svg:x1="14.698cm" svg:y1="9.604cm" svg:x2="13.898cm" svg:y2="9.596cm">
          <text:p/>
        </draw:line>
        <draw:line draw:style-name="gr11" draw:text-style-name="P1" draw:layer="layout" svg:x1="15.2cm" svg:y1="9.2cm" svg:x2="15.7cm" svg:y2="9.2cm">
          <text:p/>
        </draw:line>
        <draw:line draw:style-name="gr11" draw:text-style-name="P1" draw:layer="layout" svg:x1="15.3cm" svg:y1="9.4cm" svg:x2="15.6cm" svg:y2="9.4cm">
          <text:p/>
        </draw:line>
        <draw:line draw:style-name="gr11" draw:text-style-name="P1" draw:layer="layout" svg:x1="15.4cm" svg:y1="9.6cm" svg:x2="15.5cm" svg:y2="9.6cm">
          <text:p/>
        </draw:line>
        <draw:line draw:style-name="gr4" draw:text-style-name="P1" draw:layer="layout" svg:x1="13.9cm" svg:y1="8cm" svg:x2="16.088cm" svg:y2="8.029cm">
          <text:p/>
        </draw:line>
        <draw:line draw:style-name="gr4" draw:text-style-name="P1" draw:layer="layout" svg:x1="16.1cm" svg:y1="8.7cm" svg:x2="15.4cm" svg:y2="8.7cm">
          <text:p/>
        </draw:line>
        <draw:line draw:style-name="gr4" draw:text-style-name="P1" draw:layer="layout" svg:x1="15.4cm" svg:y1="9.2cm" svg:x2="15.4cm" svg:y2="8.7cm">
          <text:p/>
        </draw:line>
        <draw:frame draw:style-name="gr19" draw:layer="layout" svg:width="0.955cm" svg:height="0.869cm" svg:x="16.144cm" svg:y="8.1cm">
          <draw:text-box>
            <text:p><text:span text:style-name="T3">A</text:span><text:span text:style-name="T5">0</text:span></text:p>
          </draw:text-box>
        </draw:frame>
        <draw:line draw:style-name="gr20" draw:text-style-name="P1" draw:layer="layout" svg:x1="14.3cm" svg:y1="8cm" svg:x2="14.3cm" svg:y2="9.2cm">
          <text:p/>
        </draw:line>
        <draw:line draw:style-name="gr11" draw:text-style-name="P1" draw:layer="layout" svg:x1="14.1cm" svg:y1="10.1cm" svg:x2="14.6cm" svg:y2="10.1cm">
          <text:p/>
        </draw:line>
        <draw:line draw:style-name="gr11" draw:text-style-name="P1" draw:layer="layout" svg:x1="14.2cm" svg:y1="10.3cm" svg:x2="14.5cm" svg:y2="10.3cm">
          <text:p/>
        </draw:line>
        <draw:line draw:style-name="gr11" draw:text-style-name="P1" draw:layer="layout" svg:x1="14.3cm" svg:y1="10.5cm" svg:x2="14.4cm" svg:y2="10.5cm">
          <text:p/>
        </draw:line>
        <draw:line draw:style-name="gr4" draw:text-style-name="P1" draw:layer="layout" svg:x1="14.3cm" svg:y1="10.1cm" svg:x2="14.3cm" svg:y2="9.6cm">
          <text:p/>
        </draw:line>
        <draw:rect draw:style-name="gr21" draw:text-style-name="P1" xml:id="id10" draw:id="id10" draw:layer="layout" svg:width="2.7cm" svg:height="2.1cm" svg:x="3.6cm" svg:y="6cm">
          <text:p text:style-name="P1">VCF</text:p>
        </draw:rect>
        <draw:connector draw:style-name="gr22" draw:text-style-name="P1" draw:layer="layout" svg:x1="17.254cm" svg:y1="8.523cm" svg:x2="4.95cm" svg:y2="6cm" draw:start-shape="id9" draw:start-glue-point="4" draw:end-shape="id10" draw:end-glue-point="0" svg:d="M17254 8523h505v-3024h-12809v501">
          <text:p/>
        </draw:connector>
        <draw:line draw:style-name="gr4" draw:text-style-name="P1" draw:layer="layout" svg:x1="2.7cm" svg:y1="7.6cm" svg:x2="3.6cm" svg:y2="7.6cm">
          <text:p/>
        </draw:line>
        <draw:line draw:style-name="gr20" draw:text-style-name="P1" xml:id="id11" draw:id="id11" draw:layer="layout" svg:x1="2.7cm" svg:y1="8.6cm" svg:x2="2.7cm" svg:y2="7.6cm">
          <text:p/>
        </draw:line>
        <draw:circle draw:style-name="gr21" draw:text-style-name="P1" xml:id="id12" draw:id="id12" draw:layer="layout" svg:width="0.8cm" svg:height="0.8cm" svg:x="1.1cm" svg:y="7.8cm">
          <text:p text:style-name="P1">rect</text:p>
        </draw:circle>
        <draw:line draw:style-name="gr11" draw:text-style-name="P1" draw:layer="layout" svg:x1="1.3cm" svg:y1="9.1cm" svg:x2="1.8cm" svg:y2="9.1cm">
          <text:p/>
        </draw:line>
        <draw:line draw:style-name="gr11" draw:text-style-name="P1" draw:layer="layout" svg:x1="1.4cm" svg:y1="9.3cm" svg:x2="1.7cm" svg:y2="9.3cm">
          <text:p/>
        </draw:line>
        <draw:line draw:style-name="gr11" draw:text-style-name="P1" draw:layer="layout" svg:x1="1.5cm" svg:y1="9.5cm" svg:x2="1.6cm" svg:y2="9.5cm">
          <text:p/>
        </draw:line>
        <draw:line draw:style-name="gr4" draw:text-style-name="P1" draw:layer="layout" svg:x1="1.5cm" svg:y1="9.1cm" svg:x2="1.5cm" svg:y2="8.6cm">
          <text:p/>
        </draw:line>
        <draw:connector draw:style-name="gr22" draw:text-style-name="P1" draw:layer="layout" draw:line-skew="0.501cm" svg:x1="2.7cm" svg:y1="7.6cm" svg:x2="1.5cm" svg:y2="7.8cm" draw:start-shape="id11" draw:start-glue-point="0" draw:end-shape="id12" draw:end-glue-point="0" svg:d="M2700 7600h-1200v200">
          <text:p/>
        </draw:connector>
        <draw:frame draw:style-name="gr23" draw:layer="layout" svg:width="2cm" svg:height="1.675cm" svg:x="4.3cm" svg:y="4.6cm">
          <draw:text-box>
            <text:p>Vc</text:p>
          </draw:text-box>
        </draw:frame>
        <draw:frame draw:style-name="gr24" draw:layer="layout" svg:width="1.458cm" svg:height="1.113cm" svg:x="15.9cm" svg:y="9.587cm">
          <draw:text-box>
            <text:p>V<text:span text:style-name="T4">GV</text:span></text:p>
          </draw:text-box>
        </draw:frame>
      </draw:page>
      <draw:page draw:name="page3" draw:style-name="dp1" draw:master-page-name="Standard">
        <draw:rect draw:style-name="gr1" draw:text-style-name="P1" draw:layer="layout" svg:width="18.8cm" svg:height="13.3cm" svg:x="1.4cm" svg:y="1cm">
          <text:p/>
        </draw:rect>
        <draw:rect draw:style-name="gr2" draw:text-style-name="P1" draw:layer="layout" svg:width="2cm" svg:height="2cm" svg:x="8.796cm" svg:y="2.989cm">
          <text:p/>
        </draw:rect>
        <draw:custom-shape draw:style-name="gr3" draw:text-style-name="P2" draw:layer="layout" svg:width="2cm" svg:height="1cm" draw:transform="rotate (-1.57323978774858) translate (11.802cm 2.98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8.796cm" svg:y1="2.989cm" svg:x2="10.796cm" svg:y2="2.989cm">
          <text:p/>
        </draw:line>
        <draw:line draw:style-name="gr4" draw:text-style-name="P1" draw:layer="layout" svg:x1="11.796cm" svg:y1="3.989cm" svg:x2="10.796cm" svg:y2="2.989cm">
          <text:p/>
        </draw:line>
        <draw:line draw:style-name="gr4" draw:text-style-name="P1" draw:layer="layout" svg:x1="10.796cm" svg:y1="4.989cm" svg:x2="11.796cm" svg:y2="3.989cm">
          <text:p/>
        </draw:line>
        <draw:line draw:style-name="gr4" draw:text-style-name="P1" draw:layer="layout" svg:x1="8.796cm" svg:y1="4.989cm" svg:x2="10.796cm" svg:y2="4.989cm">
          <text:p/>
        </draw:line>
        <draw:line draw:style-name="gr4" draw:text-style-name="P1" draw:layer="layout" svg:x1="8.796cm" svg:y1="2.989cm" svg:x2="8.796cm" svg:y2="4.989cm">
          <text:p/>
        </draw:line>
        <draw:line draw:style-name="gr4" draw:text-style-name="P1" draw:layer="layout" svg:x1="9.396cm" svg:y1="3.389cm" svg:x2="10.296cm" svg:y2="4.489cm">
          <text:p/>
        </draw:line>
        <draw:line draw:style-name="gr4" draw:text-style-name="P1" draw:layer="layout" svg:x1="9.396cm" svg:y1="4.489cm" svg:x2="10.296cm" svg:y2="3.389cm">
          <text:p/>
        </draw:line>
        <draw:line draw:style-name="gr4" draw:text-style-name="P1" draw:layer="layout" svg:x1="7.796cm" svg:y1="3.489cm" svg:x2="8.796cm" svg:y2="3.489cm">
          <text:p/>
        </draw:line>
        <draw:line draw:style-name="gr4" draw:text-style-name="P1" draw:layer="layout" svg:x1="7.796cm" svg:y1="4.489cm" svg:x2="8.796cm" svg:y2="4.489cm">
          <text:p/>
        </draw:line>
        <draw:line draw:style-name="gr4" draw:text-style-name="P1" draw:layer="layout" svg:x1="11.796cm" svg:y1="3.989cm" svg:x2="12.796cm" svg:y2="3.989cm">
          <text:p/>
        </draw:line>
        <draw:custom-shape draw:style-name="gr5" draw:text-style-name="P3" draw:layer="layout" svg:width="0.4cm" svg:height="0.4cm" svg:x="7.596cm" svg:y="3.289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7.596cm" svg:y="4.289cm">
          <text:p text:style-name="P4"><text:span text:style-name="T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12.596cm" svg:y="3.789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3.154cm" svg:height="1.3cm" svg:x="2.842cm" svg:y="2.389cm">
          <draw:image xlink:href="Pictures/100000000000014B0000009828A4F3F3.png" xlink:type="simple" xlink:show="embed" xlink:actuate="onLoad">
            <text:p/>
          </draw:image>
        </draw:frame>
        <draw:frame draw:style-name="gr6" draw:text-style-name="P1" draw:layer="layout" svg:width="3.154cm" svg:height="1.366cm" svg:x="2.896cm" svg:y="4.023cm">
          <draw:image xlink:href="Pictures/100000000000014B0000009828A4F3F3.png" xlink:type="simple" xlink:show="embed" xlink:actuate="onLoad">
            <text:p/>
          </draw:image>
        </draw:frame>
        <draw:line draw:style-name="gr7" draw:text-style-name="P1" draw:layer="layout" svg:x1="6.496cm" svg:y1="3.289cm" svg:x2="7.396cm" svg:y2="3.289cm">
          <text:p/>
        </draw:line>
        <draw:line draw:style-name="gr7" draw:text-style-name="P1" draw:layer="layout" svg:x1="6.496cm" svg:y1="4.489cm" svg:x2="7.396cm" svg:y2="4.489cm">
          <text:p/>
        </draw:line>
        <draw:rect draw:style-name="gr9" draw:text-style-name="P1" xml:id="id13" draw:id="id13" draw:layer="layout" svg:width="1.4cm" svg:height="0.5cm" svg:x="13.496cm" svg:y="3.689cm">
          <text:p/>
        </draw:rect>
        <draw:line draw:style-name="gr10" draw:text-style-name="P2" xml:id="id16" draw:id="id16" draw:layer="layout" svg:x1="15.396cm" svg:y1="5.19cm" svg:x2="16.196cm" svg:y2="5.2cm">
          <text:p/>
        </draw:line>
        <draw:line draw:style-name="gr10" draw:text-style-name="P2" xml:id="id14" draw:id="id14" draw:layer="layout" svg:x1="15.401cm" svg:y1="4.79cm" svg:x2="16.201cm" svg:y2="4.8cm">
          <text:p/>
        </draw:line>
        <draw:line draw:style-name="gr11" draw:text-style-name="P1" draw:layer="layout" svg:x1="15.6cm" svg:y1="6.4cm" svg:x2="16.1cm" svg:y2="6.4cm">
          <text:p/>
        </draw:line>
        <draw:line draw:style-name="gr11" draw:text-style-name="P1" draw:layer="layout" svg:x1="15.7cm" svg:y1="6.6cm" svg:x2="16cm" svg:y2="6.6cm">
          <text:p/>
        </draw:line>
        <draw:line draw:style-name="gr11" draw:text-style-name="P1" draw:layer="layout" svg:x1="15.8cm" svg:y1="6.8cm" svg:x2="15.9cm" svg:y2="6.8cm">
          <text:p/>
        </draw:line>
        <draw:line draw:style-name="gr4" draw:text-style-name="P1" xml:id="id17" draw:id="id17" draw:layer="layout" svg:x1="15.8cm" svg:y1="6.4cm" svg:x2="15.8cm" svg:y2="5.9cm">
          <text:p/>
        </draw:line>
        <draw:line draw:style-name="gr4" draw:text-style-name="P1" draw:layer="layout" svg:x1="12.996cm" svg:y1="3.989cm" svg:x2="13.496cm" svg:y2="3.989cm">
          <text:p/>
        </draw:line>
        <draw:line draw:style-name="gr4" draw:text-style-name="P1" draw:layer="layout" svg:x1="17.3cm" svg:y1="4cm" svg:x2="18.1cm" svg:y2="4cm">
          <text:p/>
        </draw:line>
        <draw:custom-shape draw:style-name="gr5" draw:text-style-name="P1" xml:id="id15" draw:id="id15" draw:layer="layout" svg:width="0.4cm" svg:height="0.4cm" svg:x="18cm" svg:y="3.8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Out,T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line-skew="-0.941cm -0.841cm" svg:x1="14.896cm" svg:y1="3.939cm" svg:x2="15.8cm" svg:y2="4.8cm" draw:start-shape="id13" draw:start-glue-point="1" draw:end-shape="id14" draw:end-glue-point="2" svg:d="M14896 3939h904v561 300">
          <text:p/>
        </draw:connector>
        <draw:connector draw:style-name="gr9" draw:text-style-name="P1" draw:layer="layout" svg:x1="14.896cm" svg:y1="3.939cm" svg:x2="18cm" svg:y2="4cm" draw:start-shape="id13" draw:start-glue-point="1" draw:end-shape="id15" draw:end-glue-point="6" svg:d="M14896 3939h1351v61h1753">
          <text:p/>
        </draw:connector>
        <draw:connector draw:style-name="gr9" draw:text-style-name="P1" draw:layer="layout" svg:x1="15.795cm" svg:y1="5.2cm" svg:x2="15.8cm" svg:y2="5.9cm" draw:start-shape="id16" draw:start-glue-point="2" draw:end-shape="id17" draw:end-glue-point="0" svg:d="M15795 5200v700h5">
          <text:p/>
        </draw:connector>
      </draw:page>
      <draw:page draw:name="page4" draw:style-name="dp1" draw:master-page-name="Standard">
        <draw:rect draw:style-name="gr1" draw:text-style-name="P1" draw:layer="layout" svg:width="19.8cm" svg:height="14.9cm" svg:x="0.7cm" svg:y="2.1cm">
          <text:p/>
        </draw:rect>
        <draw:rect draw:style-name="gr2" draw:text-style-name="P1" draw:layer="layout" svg:width="0.805cm" svg:height="0.805cm" svg:x="6.459cm" svg:y="4.986cm">
          <text:p/>
        </draw:rect>
        <draw:custom-shape draw:style-name="gr3" draw:text-style-name="P2" draw:layer="layout" svg:width="0.805cm" svg:height="0.402cm" draw:transform="skewX (-0.0024434609527916) rotate (-1.57323978774858) translate (6.458cm 4.986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7.264cm" svg:y1="4.986cm" svg:x2="6.459cm" svg:y2="4.986cm">
          <text:p/>
        </draw:line>
        <draw:line draw:style-name="gr4" draw:text-style-name="P1" draw:layer="layout" svg:x1="6.056cm" svg:y1="5.389cm" svg:x2="6.459cm" svg:y2="4.986cm">
          <text:p/>
        </draw:line>
        <draw:line draw:style-name="gr4" draw:text-style-name="P1" draw:layer="layout" svg:x1="6.459cm" svg:y1="5.791cm" svg:x2="6.056cm" svg:y2="5.388cm">
          <text:p/>
        </draw:line>
        <draw:line draw:style-name="gr4" draw:text-style-name="P1" draw:layer="layout" svg:x1="7.264cm" svg:y1="5.791cm" svg:x2="6.459cm" svg:y2="5.791cm">
          <text:p/>
        </draw:line>
        <draw:line draw:style-name="gr4" draw:text-style-name="P1" draw:layer="layout" svg:x1="7.264cm" svg:y1="4.986cm" svg:x2="7.264cm" svg:y2="5.791cm">
          <text:p/>
        </draw:line>
        <draw:line draw:style-name="gr4" draw:text-style-name="P1" draw:layer="layout" svg:x1="7.023cm" svg:y1="5.147cm" svg:x2="6.66cm" svg:y2="5.59cm">
          <text:p/>
        </draw:line>
        <draw:line draw:style-name="gr4" draw:text-style-name="P1" draw:layer="layout" svg:x1="7.023cm" svg:y1="5.59cm" svg:x2="6.66cm" svg:y2="5.147cm">
          <text:p/>
        </draw:line>
        <draw:line draw:style-name="gr4" draw:text-style-name="P1" draw:layer="layout" svg:x1="7.667cm" svg:y1="5.187cm" svg:x2="7.264cm" svg:y2="5.187cm">
          <text:p/>
        </draw:line>
        <draw:line draw:style-name="gr4" draw:text-style-name="P1" draw:layer="layout" svg:x1="7.667cm" svg:y1="5.589cm" svg:x2="7.264cm" svg:y2="5.589cm">
          <text:p/>
        </draw:line>
        <draw:line draw:style-name="gr4" draw:text-style-name="P1" draw:layer="layout" svg:x1="6.057cm" svg:y1="5.388cm" svg:x2="4.986cm" svg:y2="5.396cm">
          <text:p/>
        </draw:line>
        <draw:custom-shape draw:style-name="gr8" draw:text-style-name="P3" draw:layer="layout" svg:width="0.161cm" svg:height="0.161cm" svg:x="7.585cm" svg:y="5.10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9" draw:id="id19" draw:layer="layout" svg:width="0.161cm" svg:height="0.161cm" svg:x="7.585cm" svg:y="5.50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8" draw:id="id18" draw:layer="layout" svg:width="2.001cm" svg:height="1.459cm" draw:transform="rotate (1.57550871577498) translate (4.701cm 8.048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9" draw:text-style-name="P1" draw:layer="layout" svg:width="0.822cm" svg:height="0.293cm" svg:x="2.995cm" svg:y="6.514cm">
          <text:p/>
        </draw:rect>
        <draw:line draw:style-name="gr10" draw:text-style-name="P1" xml:id="id20" draw:id="id20" draw:layer="layout" svg:x1="4.751cm" svg:y1="5.162cm" svg:x2="4.751cm" svg:y2="5.632cm">
          <text:p/>
        </draw:line>
        <draw:line draw:style-name="gr10" draw:text-style-name="P1" draw:layer="layout" svg:x1="4.986cm" svg:y1="5.162cm" svg:x2="4.986cm" svg:y2="5.632cm">
          <text:p/>
        </draw:line>
        <draw:line draw:style-name="gr11" draw:text-style-name="P1" draw:layer="layout" svg:x1="4.163cm" svg:y1="7.865cm" svg:x2="4.457cm" svg:y2="7.865cm">
          <text:p/>
        </draw:line>
        <draw:line draw:style-name="gr11" draw:text-style-name="P1" draw:layer="layout" svg:x1="4.222cm" svg:y1="7.983cm" svg:x2="4.398cm" svg:y2="7.983cm">
          <text:p/>
        </draw:line>
        <draw:line draw:style-name="gr11" draw:text-style-name="P1" draw:layer="layout" svg:x1="4.28cm" svg:y1="8.1cm" svg:x2="4.339cm" svg:y2="8.1cm">
          <text:p/>
        </draw:line>
        <draw:line draw:style-name="gr4" draw:text-style-name="P1" xml:id="id21" draw:id="id21" draw:layer="layout" svg:x1="3.8cm" svg:y1="6.7cm" svg:x2="4.692cm" svg:y2="6.648cm">
          <text:p/>
        </draw:line>
        <draw:line draw:style-name="gr4" draw:text-style-name="P1" draw:layer="layout" svg:x1="4.691cm" svg:y1="7.571cm" svg:x2="4.28cm" svg:y2="7.571cm">
          <text:p/>
        </draw:line>
        <draw:line draw:style-name="gr4" draw:text-style-name="P1" draw:layer="layout" svg:x1="4.28cm" svg:y1="7.865cm" svg:x2="4.28cm" svg:y2="7.571cm">
          <text:p/>
        </draw:line>
        <draw:frame draw:style-name="gr25" draw:layer="layout" svg:width="0.444cm" svg:height="0.759cm" svg:x="4.856cm" svg:y="6.6cm">
          <draw:text-box>
            <text:p><text:span text:style-name="T3">a</text:span></text:p>
          </draw:text-box>
        </draw:frame>
        <draw:connector draw:style-name="gr9" draw:text-style-name="P1" draw:layer="layout" svg:x1="6.156cm" svg:y1="7.041cm" svg:x2="7.747cm" svg:y2="5.59cm" draw:start-shape="id18" draw:start-glue-point="4" draw:end-shape="id19" draw:end-glue-point="6" svg:d="M6156 7041h2092v-1451h-501">
          <text:p/>
        </draw:connector>
        <draw:line draw:style-name="gr4" draw:text-style-name="P1" xml:id="id36" draw:id="id36" draw:layer="layout" svg:x1="2.459cm" svg:y1="6.69cm" svg:x2="2.988cm" svg:y2="6.69cm">
          <text:p/>
        </draw:line>
        <draw:custom-shape draw:style-name="gr8" draw:text-style-name="P1" draw:layer="layout" svg:width="0.176cm" svg:height="0.177cm" svg:x="7.924cm" svg:y="6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line-skew="0.901cm" svg:x1="4.751cm" svg:y1="5.397cm" svg:x2="3.8cm" svg:y2="6.674cm" draw:start-shape="id20" draw:start-glue-point="1" draw:end-shape="id21" draw:end-glue-point="3" svg:d="M4751 5397h-551v1277h-400">
          <text:p/>
        </draw:connector>
        <draw:rect draw:style-name="gr2" draw:text-style-name="P1" draw:layer="layout" svg:width="0.805cm" svg:height="0.805cm" svg:x="12.011cm" svg:y="5.302cm">
          <text:p/>
        </draw:rect>
        <draw:custom-shape draw:style-name="gr3" draw:text-style-name="P2" draw:layer="layout" svg:width="0.805cm" svg:height="0.402cm" draw:transform="skewX (-0.0024434609527916) rotate (-1.57323978774858) translate (12.01cm 5.302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12.816cm" svg:y1="5.302cm" svg:x2="12.011cm" svg:y2="5.302cm">
          <text:p/>
        </draw:line>
        <draw:line draw:style-name="gr4" draw:text-style-name="P1" draw:layer="layout" svg:x1="11.608cm" svg:y1="5.705cm" svg:x2="12.011cm" svg:y2="5.302cm">
          <text:p/>
        </draw:line>
        <draw:line draw:style-name="gr4" draw:text-style-name="P1" draw:layer="layout" svg:x1="12.011cm" svg:y1="6.107cm" svg:x2="11.608cm" svg:y2="5.704cm">
          <text:p/>
        </draw:line>
        <draw:line draw:style-name="gr4" draw:text-style-name="P1" draw:layer="layout" svg:x1="12.816cm" svg:y1="6.107cm" svg:x2="12.011cm" svg:y2="6.107cm">
          <text:p/>
        </draw:line>
        <draw:line draw:style-name="gr4" draw:text-style-name="P1" draw:layer="layout" svg:x1="12.816cm" svg:y1="5.302cm" svg:x2="12.816cm" svg:y2="6.107cm">
          <text:p/>
        </draw:line>
        <draw:line draw:style-name="gr4" draw:text-style-name="P1" draw:layer="layout" svg:x1="12.575cm" svg:y1="5.463cm" svg:x2="12.212cm" svg:y2="5.906cm">
          <text:p/>
        </draw:line>
        <draw:line draw:style-name="gr4" draw:text-style-name="P1" draw:layer="layout" svg:x1="12.575cm" svg:y1="5.906cm" svg:x2="12.212cm" svg:y2="5.463cm">
          <text:p/>
        </draw:line>
        <draw:line draw:style-name="gr4" draw:text-style-name="P1" draw:layer="layout" svg:x1="13.219cm" svg:y1="5.503cm" svg:x2="12.816cm" svg:y2="5.503cm">
          <text:p/>
        </draw:line>
        <draw:line draw:style-name="gr4" draw:text-style-name="P1" draw:layer="layout" svg:x1="13.219cm" svg:y1="5.905cm" svg:x2="12.816cm" svg:y2="5.905cm">
          <text:p/>
        </draw:line>
        <draw:line draw:style-name="gr4" draw:text-style-name="P1" draw:layer="layout" svg:x1="11.609cm" svg:y1="5.704cm" svg:x2="10.538cm" svg:y2="5.712cm">
          <text:p/>
        </draw:line>
        <draw:custom-shape draw:style-name="gr8" draw:text-style-name="P3" draw:layer="layout" svg:width="0.161cm" svg:height="0.161cm" svg:x="13.137cm" svg:y="5.42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23" draw:id="id23" draw:layer="layout" svg:width="0.161cm" svg:height="0.161cm" svg:x="13.137cm" svg:y="5.82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2" draw:id="id22" draw:layer="layout" svg:width="2.001cm" svg:height="1.459cm" draw:transform="rotate (1.57550871577498) translate (10.253cm 8.364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9" draw:text-style-name="P1" draw:layer="layout" svg:width="0.822cm" svg:height="0.293cm" svg:x="8.547cm" svg:y="6.83cm">
          <text:p/>
        </draw:rect>
        <draw:line draw:style-name="gr10" draw:text-style-name="P1" xml:id="id24" draw:id="id24" draw:layer="layout" svg:x1="10.303cm" svg:y1="5.478cm" svg:x2="10.303cm" svg:y2="5.948cm">
          <text:p/>
        </draw:line>
        <draw:line draw:style-name="gr10" draw:text-style-name="P1" draw:layer="layout" svg:x1="10.538cm" svg:y1="5.478cm" svg:x2="10.538cm" svg:y2="5.948cm">
          <text:p/>
        </draw:line>
        <draw:line draw:style-name="gr11" draw:text-style-name="P1" draw:layer="layout" svg:x1="9.715cm" svg:y1="8.181cm" svg:x2="10.009cm" svg:y2="8.181cm">
          <text:p/>
        </draw:line>
        <draw:line draw:style-name="gr11" draw:text-style-name="P1" draw:layer="layout" svg:x1="9.774cm" svg:y1="8.299cm" svg:x2="9.95cm" svg:y2="8.299cm">
          <text:p/>
        </draw:line>
        <draw:line draw:style-name="gr11" draw:text-style-name="P1" draw:layer="layout" svg:x1="9.832cm" svg:y1="8.416cm" svg:x2="9.891cm" svg:y2="8.416cm">
          <text:p/>
        </draw:line>
        <draw:line draw:style-name="gr4" draw:text-style-name="P1" xml:id="id25" draw:id="id25" draw:layer="layout" svg:x1="9.352cm" svg:y1="7.016cm" svg:x2="10.244cm" svg:y2="6.964cm">
          <text:p/>
        </draw:line>
        <draw:line draw:style-name="gr4" draw:text-style-name="P1" draw:layer="layout" svg:x1="10.243cm" svg:y1="7.887cm" svg:x2="9.832cm" svg:y2="7.887cm">
          <text:p/>
        </draw:line>
        <draw:line draw:style-name="gr4" draw:text-style-name="P1" draw:layer="layout" svg:x1="9.832cm" svg:y1="8.181cm" svg:x2="9.832cm" svg:y2="7.887cm">
          <text:p/>
        </draw:line>
        <draw:frame draw:style-name="gr25" draw:layer="layout" svg:width="0.444cm" svg:height="0.759cm" svg:x="10.4cm" svg:y="6.841cm">
          <draw:text-box>
            <text:p><text:span text:style-name="T3">a</text:span></text:p>
          </draw:text-box>
        </draw:frame>
        <draw:connector draw:style-name="gr9" draw:text-style-name="P1" draw:layer="layout" svg:x1="11.708cm" svg:y1="7.357cm" svg:x2="13.299cm" svg:y2="5.906cm" draw:start-shape="id22" draw:start-glue-point="4" draw:end-shape="id23" draw:end-glue-point="6" svg:d="M11708 7357h2092v-1451h-501">
          <text:p/>
        </draw:connector>
        <draw:line draw:style-name="gr4" draw:text-style-name="P1" draw:layer="layout" svg:x1="8.2cm" svg:y1="7cm" svg:x2="8.54cm" svg:y2="7.006cm">
          <text:p/>
        </draw:line>
        <draw:custom-shape draw:style-name="gr8" draw:text-style-name="P1" xml:id="id26" draw:id="id26" draw:layer="layout" svg:width="0.176cm" svg:height="0.177cm" svg:x="13.476cm" svg:y="7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line-skew="0.901cm" svg:x1="10.303cm" svg:y1="5.713cm" svg:x2="9.352cm" svg:y2="6.99cm" draw:start-shape="id24" draw:start-glue-point="1" draw:end-shape="id25" draw:end-glue-point="3" svg:d="M10303 5713h-551v1277h-400">
          <text:p/>
        </draw:connector>
        <draw:custom-shape draw:style-name="gr8" draw:text-style-name="P1" xml:id="id30" draw:id="id30" draw:layer="layout" svg:width="2.001cm" svg:height="1.459cm" draw:transform="rotate (1.57550871577498) translate (17.009cm 8.608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5" draw:layer="layout" svg:width="0.444cm" svg:height="0.759cm" svg:x="17.156cm" svg:y="7.085cm">
          <draw:text-box>
            <text:p><text:span text:style-name="T3">a</text:span></text:p>
          </draw:text-box>
        </draw:frame>
        <draw:rect draw:style-name="gr9" draw:text-style-name="P1" xml:id="id27" draw:id="id27" draw:layer="layout" svg:width="0.822cm" svg:height="0.293cm" svg:x="14.678cm" svg:y="7.2cm">
          <text:p/>
        </draw:rect>
        <draw:rect draw:style-name="gr9" draw:text-style-name="P1" xml:id="id29" draw:id="id29" draw:layer="layout" svg:width="0.822cm" svg:height="0.293cm" svg:x="16.9cm" svg:y="5.5cm">
          <text:p/>
        </draw:rect>
        <draw:rect draw:style-name="gr9" draw:text-style-name="P1" xml:id="id28" draw:id="id28" draw:layer="layout" svg:width="0.822cm" svg:height="0.293cm" svg:x="14.7cm" svg:y="9.5cm">
          <text:p/>
        </draw:rect>
        <draw:connector draw:style-name="gr9" draw:text-style-name="P1" draw:layer="layout" svg:x1="13.652cm" svg:y1="7.329cm" svg:x2="14.678cm" svg:y2="7.346cm" draw:start-shape="id26" draw:start-glue-point="10" draw:end-shape="id27" draw:end-glue-point="3" svg:d="M13652 7329h513v17h513">
          <text:p/>
        </draw:connector>
        <draw:connector draw:style-name="gr9" draw:text-style-name="P1" draw:layer="layout" svg:x1="15.5cm" svg:y1="7.346cm" svg:x2="15.522cm" svg:y2="9.646cm" draw:start-shape="id27" draw:start-glue-point="1" draw:end-shape="id28" draw:end-glue-point="1" svg:d="M15500 7346h523v2300h-501">
          <text:p/>
        </draw:connector>
        <draw:connector draw:style-name="gr9" draw:text-style-name="P1" draw:layer="layout" draw:line-skew="-0.2cm" svg:x1="15.5cm" svg:y1="7.346cm" svg:x2="16.9cm" svg:y2="5.646cm" draw:start-shape="id27" draw:start-glue-point="1" draw:end-shape="id29" draw:end-glue-point="3" svg:d="M15500 7346h500v-1700h900">
          <text:p/>
        </draw:connector>
        <draw:connector draw:style-name="gr9" draw:text-style-name="P1" draw:layer="layout" svg:x1="17.722cm" svg:y1="5.646cm" svg:x2="18.464cm" svg:y2="7.601cm" draw:start-shape="id29" draw:start-glue-point="1" draw:end-shape="id30" draw:end-glue-point="4" svg:d="M17722 5646h1248v1955h-506">
          <text:p/>
        </draw:connector>
        <draw:line draw:style-name="gr11" draw:text-style-name="P1" draw:layer="layout" svg:x1="16.471cm" svg:y1="8.294cm" svg:x2="16.765cm" svg:y2="8.294cm">
          <text:p/>
        </draw:line>
        <draw:line draw:style-name="gr11" draw:text-style-name="P1" draw:layer="layout" svg:x1="16.53cm" svg:y1="8.412cm" svg:x2="16.706cm" svg:y2="8.412cm">
          <text:p/>
        </draw:line>
        <draw:line draw:style-name="gr11" draw:text-style-name="P1" draw:layer="layout" svg:x1="16.588cm" svg:y1="8.529cm" svg:x2="16.647cm" svg:y2="8.529cm">
          <text:p/>
        </draw:line>
        <draw:line draw:style-name="gr4" draw:text-style-name="P1" draw:layer="layout" svg:x1="16.999cm" svg:y1="8cm" svg:x2="16.588cm" svg:y2="8cm">
          <text:p/>
        </draw:line>
        <draw:line draw:style-name="gr4" draw:text-style-name="P1" draw:layer="layout" svg:x1="16.588cm" svg:y1="8.294cm" svg:x2="16.588cm" svg:y2="8cm">
          <text:p/>
        </draw:line>
        <draw:line draw:style-name="gr4" draw:text-style-name="P1" draw:layer="layout" svg:x1="16cm" svg:y1="7.3cm" svg:x2="17cm" svg:y2="7.3cm">
          <text:p/>
        </draw:line>
        <draw:custom-shape draw:style-name="gr8" draw:text-style-name="P1" xml:id="id35" draw:id="id35" draw:layer="layout" svg:width="0.176cm" svg:height="0.177cm" svg:x="18.9cm" svg:y="7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4" draw:id="id34" draw:layer="layout" svg:width="2.001cm" svg:height="1.459cm" draw:transform="rotate (1.57550871577498) translate (10.233cm 12.008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5" draw:layer="layout" svg:width="0.444cm" svg:height="0.759cm" svg:x="10.38cm" svg:y="10.485cm">
          <draw:text-box>
            <text:p><text:span text:style-name="T3">a</text:span></text:p>
          </draw:text-box>
        </draw:frame>
        <draw:rect draw:style-name="gr9" draw:text-style-name="P1" xml:id="id31" draw:id="id31" draw:layer="layout" svg:width="0.822cm" svg:height="0.293cm" svg:x="7.9cm" svg:y="8.9cm">
          <text:p/>
        </draw:rect>
        <draw:rect draw:style-name="gr9" draw:text-style-name="P1" xml:id="id33" draw:id="id33" draw:layer="layout" svg:width="0.822cm" svg:height="0.293cm" svg:x="10.124cm" svg:y="8.9cm">
          <text:p/>
        </draw:rect>
        <draw:rect draw:style-name="gr9" draw:text-style-name="P1" xml:id="id32" draw:id="id32" draw:layer="layout" svg:width="0.822cm" svg:height="0.293cm" svg:x="7.878cm" svg:y="12cm">
          <text:p/>
        </draw:rect>
        <draw:connector draw:style-name="gr9" draw:text-style-name="P1" draw:layer="layout" svg:x1="8.722cm" svg:y1="9.046cm" svg:x2="8.7cm" svg:y2="12.146cm" draw:start-shape="id31" draw:start-glue-point="1" draw:end-shape="id32" draw:end-glue-point="1" svg:d="M8722 9046h501v3100h-523">
          <text:p/>
        </draw:connector>
        <draw:connector draw:style-name="gr9" draw:text-style-name="P1" draw:layer="layout" svg:x1="8.722cm" svg:y1="9.046cm" svg:x2="10.124cm" svg:y2="9.046cm" draw:start-shape="id31" draw:start-glue-point="1" draw:end-shape="id33" draw:end-glue-point="3" svg:d="M8722 9046h1402">
          <text:p/>
        </draw:connector>
        <draw:connector draw:style-name="gr9" draw:text-style-name="P1" draw:layer="layout" svg:x1="10.946cm" svg:y1="9.046cm" svg:x2="11.688cm" svg:y2="11.001cm" draw:start-shape="id33" draw:start-glue-point="1" draw:end-shape="id34" draw:end-glue-point="4" svg:d="M10946 9046h1248v1955h-506">
          <text:p/>
        </draw:connector>
        <draw:line draw:style-name="gr11" draw:text-style-name="P1" draw:layer="layout" svg:x1="9.695cm" svg:y1="11.694cm" svg:x2="9.989cm" svg:y2="11.694cm">
          <text:p/>
        </draw:line>
        <draw:line draw:style-name="gr11" draw:text-style-name="P1" draw:layer="layout" svg:x1="9.754cm" svg:y1="11.812cm" svg:x2="9.93cm" svg:y2="11.812cm">
          <text:p/>
        </draw:line>
        <draw:line draw:style-name="gr11" draw:text-style-name="P1" draw:layer="layout" svg:x1="9.812cm" svg:y1="11.929cm" svg:x2="9.871cm" svg:y2="11.929cm">
          <text:p/>
        </draw:line>
        <draw:line draw:style-name="gr4" draw:text-style-name="P1" draw:layer="layout" svg:x1="10.223cm" svg:y1="11.4cm" svg:x2="9.812cm" svg:y2="11.4cm">
          <text:p/>
        </draw:line>
        <draw:line draw:style-name="gr4" draw:text-style-name="P1" draw:layer="layout" svg:x1="9.812cm" svg:y1="11.694cm" svg:x2="9.812cm" svg:y2="11.4cm">
          <text:p/>
        </draw:line>
        <draw:line draw:style-name="gr4" draw:text-style-name="P1" draw:layer="layout" svg:x1="9.224cm" svg:y1="10.7cm" svg:x2="10.224cm" svg:y2="10.7cm">
          <text:p/>
        </draw:line>
        <draw:custom-shape draw:style-name="gr8" draw:text-style-name="P1" xml:id="id37" draw:id="id37" draw:layer="layout" svg:width="0.176cm" svg:height="0.177cm" svg:x="12.124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5.3cm" svg:y1="4.6cm" svg:x2="13.6cm" svg:y2="5.4cm">
          <text:p/>
        </draw:line>
        <draw:frame draw:style-name="gr26" draw:layer="layout" svg:width="1.7cm" svg:height="1.113cm" svg:x="15.2cm" svg:y="4.087cm">
          <draw:text-box>
            <text:p>V<text:span text:style-name="T4">C</text:span></text:p>
          </draw:text-box>
        </draw:frame>
        <draw:line draw:style-name="gr7" draw:text-style-name="P1" draw:layer="layout" svg:x1="9.7cm" svg:y1="4.6cm" svg:x2="8cm" svg:y2="5.1cm">
          <text:p/>
        </draw:line>
        <draw:frame draw:style-name="gr16" draw:layer="layout" svg:width="1.7cm" svg:height="1.113cm" svg:x="9.6cm" svg:y="4.087cm">
          <draw:text-box>
            <text:p>V<text:span text:style-name="T4">C</text:span></text:p>
          </draw:text-box>
        </draw:frame>
        <draw:connector draw:style-name="gr9" draw:text-style-name="P1" draw:layer="layout" draw:line-skew="0cm -2.589cm" svg:x1="19.076cm" svg:y1="7.612cm" svg:x2="2.459cm" svg:y2="6.69cm" draw:start-shape="id35" draw:start-glue-point="10" draw:end-shape="id36" draw:end-glue-point="3" svg:d="M19076 7612h501v-4012h-17118v3090">
          <text:p/>
        </draw:connector>
        <draw:connector draw:style-name="gr9" draw:text-style-name="P1" draw:layer="layout" svg:x1="7.9cm" svg:y1="9.046cm" svg:x2="6.156cm" svg:y2="7.041cm" draw:start-shape="id31" draw:start-glue-point="3" draw:end-shape="id18" draw:end-glue-point="4" svg:d="M7900 9046h-869v-2005h-875">
          <text:p/>
        </draw:connector>
        <draw:connector draw:style-name="gr9" draw:text-style-name="P1" draw:layer="layout" svg:x1="12.212cm" svg:y1="10.923cm" svg:x2="14.7cm" svg:y2="9.646cm" draw:start-shape="id37" draw:start-glue-point="4" draw:end-shape="id28" draw:end-glue-point="3" svg:d="M12212 10923v-1277h2488">
          <text:p/>
        </draw:connector>
        <draw:line draw:style-name="gr4" draw:text-style-name="P1" draw:layer="layout" svg:x1="7.891cm" svg:y1="12.131cm" svg:x2="6.191cm" svg:y2="12.131cm">
          <text:p/>
        </draw:line>
        <draw:custom-shape draw:style-name="gr8" draw:text-style-name="P1" draw:layer="layout" svg:width="0.176cm" svg:height="0.177cm" svg:x="6.1cm" svg:y="12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4.6cm" svg:y1="12.1cm" svg:x2="5.8cm" svg:y2="12.1cm">
          <text:p/>
        </draw:line>
        <draw:frame draw:style-name="gr27" draw:layer="layout" svg:width="1.2cm" svg:height="2.687cm" svg:x="3.5cm" svg:y="11.613cm">
          <draw:text-box>
            <text:p>V<text:span text:style-name="T4">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lian Sündermann</meta:initial-creator>
    <meta:creation-date>2020-05-16T19:52:31.38</meta:creation-date>
    <dc:date>2020-06-26T16:47:29.04</dc:date>
    <dc:creator>Julian Sündermann</dc:creator>
    <meta:editing-duration>PT4H58M57S</meta:editing-duration>
    <meta:editing-cycles>5</meta:editing-cycles>
    <meta:generator>OpenOffice/4.1.3$Win32 OpenOffice.org_project/413m1$Build-9783</meta:generator>
    <meta:document-statistic meta:object-count="265"/>
  </office:meta>
</office:document-meta>
</file>